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821cm" fo:min-width="2.0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2cm" fo:min-width="1.85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25cm" fo:min-width="3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821cm" fo:min-width="1.704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651cm" fo:min-width="1.3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05cm" fo:min-width="1.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cm" svg:height="1.7cm" svg:x="8cm" svg:y="3.9cm">
          <text:p text:style-name="P1"><text:span text:style-name="T1"/></text:p>
          <text:p text:style-name="P1"><text:span text:style-name="T1"/></text:p>
          <text:p text:style-name="P1"><text:span text:style-name="T1">Manage</text:span></text:p>
          <text:p text:style-name="P1"><text:span text:style-name="T1">Order</text:span></text:p>
          <text:p text:style-name="P1"><text:span text:style-name="T1">Screen</text:span></text:p>
          <text:p text:style-name="P1"><text:span text:style-name="T1"/></text:p>
          <text:p text:style-name="P1"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draw:type="line" svg:x1="10cm" svg:y1="5.6cm" svg:x2="10.05cm" svg:y2="7.4cm" draw:start-shape="id1" draw:start-glue-point="8" draw:end-shape="id2" draw:end-glue-point="4" svg:d="M10000 5600l50 1800" svg:viewBox="0 0 51 1801">
          <text:p/>
        </draw:connector>
        <draw:custom-shape draw:style-name="gr3" draw:text-style-name="P2" xml:id="id2" draw:id="id2" draw:layer="layout" svg:width="4.7cm" svg:height="2.9cm" svg:x="7.7cm" svg:y="7.4cm">
          <text:p text:style-name="P1"><text:span text:style-name="T2">Select</text:span></text:p>
          <text:p text:style-name="P1"><text:span text:style-name="T2">order</text:span></text:p>
          <text:p text:style-name="P1"><text:span text:style-name="T2">op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3" draw:id="id3" draw:layer="layout" svg:width="3.5cm" svg:height="1.5cm" svg:x="2.6cm" svg:y="12.8cm">
          <text:p text:style-name="P1">Add </text:p>
          <text:p text:style-name="P1">Order item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cm" svg:height="1.5cm" svg:x="8.3cm" svg:y="12.7cm">
          <text:p text:style-name="P1">Delete </text:p>
          <text:p text:style-name="P1">Order item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3.5cm" svg:height="1.5cm" svg:x="14.2cm" svg:y="12.8cm">
          <text:p text:style-name="P1">Finish</text:p>
          <text:p text:style-name="P1">Order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3.5cm" svg:height="1.7cm" svg:x="2.4cm" svg:y="16.3cm">
          <text:p text:style-name="P1"><text:span text:style-name="T1"/></text:p>
          <text:p text:style-name="P1"><text:span text:style-name="T1"/></text:p>
          <text:p text:style-name="P1"><text:span text:style-name="T1">Search for</text:span></text:p>
          <text:p text:style-name="P1"><text:span text:style-name="T1">Order item</text:span></text:p>
          <text:p text:style-name="P1"><text:span text:style-name="T1"/></text:p>
          <text:p text:style-name="P1"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2.7cm" svg:height="1.9cm" svg:x="7.3cm" svg:y="16.3cm">
          <text:p text:style-name="P1"><text:span text:style-name="T1">Menu</text:span></text:p>
          <text:p text:style-name="P1"><text:span text:style-name="T1">databas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7" draw:text-style-name="P4" xml:id="id5" draw:id="id5" draw:layer="layout" svg:width="3.8cm" svg:height="2.6cm" svg:x="2.3cm" svg:y="19.6cm">
          <text:p text:style-name="P1"><text:span text:style-name="T3">Successful</text:span></text:p>
          <text:p text:style-name="P1"><text:span text:style-name="T3">Searc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3.5cm" svg:height="1.7cm" svg:x="2.2cm" svg:y="23.4cm">
          <text:p text:style-name="P1"><text:span text:style-name="T1"/></text:p>
          <text:p text:style-name="P1"><text:span text:style-name="T1"/></text:p>
          <text:p text:style-name="P1"><text:span text:style-name="T1">Add Item</text:span></text:p>
          <text:p text:style-name="P1"><text:span text:style-name="T1">To order</text:span></text:p>
          <text:p text:style-name="P1"><text:span text:style-name="T1"/></text:p>
          <text:p text:style-name="P1"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3.5cm" svg:height="1.5cm" svg:x="14.1cm" svg:y="16.4cm">
          <text:p text:style-name="P1">Save</text:p>
          <text:p text:style-name="P1">order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7cm" svg:height="1.9cm" svg:x="14.5cm" svg:y="20cm">
          <text:p text:style-name="P1"><text:span text:style-name="T1">Order</text:span></text:p>
          <text:p text:style-name="P1"><text:span text:style-name="T1">databas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2" draw:text-style-name="P1" draw:layer="layout" svg:x1="15.9cm" svg:y1="14.4cm" svg:x2="15.9cm" svg:y2="16.5cm">
          <text:p/>
        </draw:line>
        <draw:line draw:style-name="gr2" draw:text-style-name="P1" draw:layer="layout" svg:x1="15.8cm" svg:y1="17.9cm" svg:x2="15.8cm" svg:y2="20cm">
          <text:p/>
        </draw:line>
        <draw:line draw:style-name="gr2" draw:text-style-name="P1" draw:layer="layout" svg:x1="10.1cm" svg:y1="10.4cm" svg:x2="10.1cm" svg:y2="12.8cm">
          <text:p/>
        </draw:line>
        <draw:connector draw:style-name="gr2" draw:text-style-name="P1" draw:layer="layout" svg:x1="7.7cm" svg:y1="8.85cm" svg:x2="4.35cm" svg:y2="12.8cm" draw:start-shape="id2" draw:start-glue-point="5" draw:end-shape="id3" draw:end-glue-point="0" svg:d="M7700 8850h-3350v3950" svg:viewBox="0 0 3351 3951">
          <text:p/>
        </draw:connector>
        <draw:connector draw:style-name="gr2" draw:text-style-name="P1" draw:layer="layout" svg:x1="12.4cm" svg:y1="8.85cm" svg:x2="15.95cm" svg:y2="12.8cm" draw:start-shape="id2" draw:start-glue-point="7" draw:end-shape="id4" draw:end-glue-point="0" svg:d="M12400 8850h3550v3950" svg:viewBox="0 0 3551 3951">
          <text:p/>
        </draw:connector>
        <draw:line draw:style-name="gr2" draw:text-style-name="P1" draw:layer="layout" svg:x1="4.3cm" svg:y1="14.4cm" svg:x2="4.3cm" svg:y2="16.4cm">
          <text:p/>
        </draw:line>
        <draw:line draw:style-name="gr2" draw:text-style-name="P1" draw:layer="layout" svg:x1="7.3cm" svg:y1="17.3cm" svg:x2="5.3cm" svg:y2="17.3cm">
          <text:p/>
        </draw:line>
        <draw:line draw:style-name="gr2" draw:text-style-name="P1" draw:layer="layout" svg:x1="4.2cm" svg:y1="18cm" svg:x2="4.2cm" svg:y2="19.6cm">
          <text:p/>
        </draw:line>
        <draw:connector draw:style-name="gr2" draw:text-style-name="P1" draw:layer="layout" svg:x1="2.3cm" svg:y1="20.9cm" svg:x2="2.837cm" svg:y2="17.15cm" draw:start-shape="id5" draw:start-glue-point="5" draw:end-shape="id6" draw:end-glue-point="9" svg:d="M2300 20900h-501v-3750h1038" svg:viewBox="0 0 1039 3751">
          <text:p/>
        </draw:connector>
        <draw:line draw:style-name="gr2" draw:text-style-name="P1" draw:layer="layout" svg:x1="4.2cm" svg:y1="22.2cm" svg:x2="4.2cm" svg:y2="23.5cm">
          <text:p/>
        </draw:line>
        <draw:frame draw:style-name="gr8" draw:layer="layout" svg:width="1.535cm" svg:height="0.962cm" svg:x="4.665cm" svg:y="22.2cm">
          <draw:text-box>
            <text:p>Yes</text:p>
          </draw:text-box>
        </draw:frame>
        <draw:frame draw:style-name="gr9" draw:layer="layout" svg:width="1.311cm" svg:height="0.962cm" svg:x="2.189cm" svg:y="18.7cm">
          <draw:text-box>
            <text:p>No</text:p>
          </draw:text-box>
        </draw:frame>
        <draw:line draw:style-name="gr2" draw:text-style-name="P1" draw:layer="layout" svg:x1="10.1cm" svg:y1="14.2cm" svg:x2="10.1cm" svg:y2="15.1cm">
          <text:p/>
        </draw:line>
        <draw:frame draw:style-name="gr10" draw:layer="layout" svg:width="3.211cm" svg:height="1.162cm" svg:x="8.7cm" svg:y="14.898cm">
          <draw:text-box>
            <text:p>See page</text:p>
          </draw:text-box>
        </draw:frame>
        <draw:line draw:style-name="gr2" draw:text-style-name="P1" draw:layer="layout" svg:x1="9.9cm" svg:y1="2.7cm" svg:x2="9.9cm" svg:y2="4cm">
          <text:p/>
        </draw:line>
        <draw:frame draw:style-name="gr11" draw:layer="layout" svg:width="3.211cm" svg:height="0.962cm" svg:x="8.1cm" svg:y="1.638cm">
          <draw:text-box>
            <text:p>See pag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6T21:37:12.730000000</meta:creation-date>
    <meta:generator>LibreOffice/4.3.2.2$Windows_x86 LibreOffice_project/edfb5295ba211bd31ad47d0bad0118690f76407d</meta:generator>
    <dc:date>2015-01-12T21:54:15.199000000</dc:date>
    <meta:editing-duration>PT38M35S</meta:editing-duration>
    <meta:editing-cycles>6</meta:editing-cycles>
    <meta:document-statistic meta:object-count="28"/>
  </office:meta>
</office:document-meta>
</file>